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1c7" officeooo:paragraph-rsid="0012c1c7"/>
    </style:style>
    <style:style style:name="P2" style:family="paragraph" style:parent-style-name="Standard">
      <style:text-properties officeooo:rsid="0013ff53" officeooo:paragraph-rsid="0013f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</text:p>
      <text:p text:style-name="P1"/>
      <text:p text:style-name="P2">buen inten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22:44:40.293000000</meta:creation-date>
    <dc:date>2025-06-09T22:47:15.883000000</dc:date>
    <meta:editing-duration>PT2M38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